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8.758cm" style:rel-column-width="4965*"/>
    </style:style>
    <style:style style:name="Table1.B" style:family="table-column">
      <style:table-column-properties style:column-width="0.582cm" style:rel-column-width="330*"/>
    </style:style>
    <style:style style:name="Table1.C" style:family="table-column">
      <style:table-column-properties style:column-width="8.255cm" style:rel-column-width="4680*"/>
    </style:style>
    <style:style style:name="Table1.A1" style:family="table-cell">
      <style:table-cell-properties fo:padding="0.097cm" fo:border-left="0.002cm solid #000000" fo:border-right="none" fo:border-top="0.002cm solid #000000" fo:border-bottom="none"/>
    </style:style>
    <style:style style:name="Table1.B1" style:family="table-cell">
      <style:table-cell-properties fo:padding="0.097cm" fo:border-left="none" fo:border-right="none" fo:border-top="0.002cm solid #000000" fo:border-bottom="none"/>
    </style:style>
    <style:style style:name="Table1.C1" style:family="table-cell">
      <style:table-cell-properties fo:padding="0.097cm" fo:border-left="none" fo:border-right="0.002cm solid #000000" fo:border-top="0.002cm solid #000000" fo:border-bottom="none"/>
    </style:style>
    <style:style style:name="Table1.A2" style:family="table-cell">
      <style:table-cell-properties fo:padding="0.097cm" fo:border-left="0.002cm solid #000000" fo:border-right="none" fo:border-top="none" fo:border-bottom="none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-left="none" fo:border-right="0.002cm solid #000000" fo:border-top="none" fo:border-bottom="none"/>
    </style:style>
    <style:style style:name="Table1.A4" style:family="table-cell">
      <style:table-cell-properties fo:padding="0.097cm" fo:border-left="0.002cm solid #000000" fo:border-right="none" fo:border-top="none" fo:border-bottom="0.002cm solid #000000"/>
    </style:style>
    <style:style style:name="Table1.B4" style:family="table-cell">
      <style:table-cell-properties fo:padding="0.097cm" fo:border-left="none" fo:border-right="none" fo:border-top="none" fo:border-bottom="0.002cm solid #000000"/>
    </style:style>
    <style:style style:name="Table1.C4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.2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1" fo:font-size="14.25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4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an Salvador Ivan Reyes Conde 131621</text:p>
      <text:p text:style-name="P1">Del Poema Frustrado<text:line-break/>Jose Goroztiza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¡Agua, no huyas de la sed, detente!</text:p>
          </table:table-cell>
          <table:table-cell table:style-name="Table1.B1" office:value-type="string">
            <text:p text:style-name="P1"/>
          </table:table-cell>
          <table:table-cell table:style-name="Table1.C1" office:value-type="string">
            <text:p text:style-name="P3">Podemos decir que la sed es el deseo. Entonces le pide al objeto del deseo que no lo evada. Quiere la realización de sus sueños o anhelos.</text:p>
          </table:table-cell>
        </table:table-row>
        <table:table-row>
          <table:table-cell table:style-name="Table1.A2" office:value-type="string">
            <text:p text:style-name="P1">Detente, oh claro insomnio, en la llanura<text:line-break/>de este sueño sin párpados que apura<text:line-break/>el idioma febril de la corriente.</text:p>
          </table:table-cell>
          <table:table-cell table:style-name="Table1.B2" office:value-type="string">
            <text:p text:style-name="P1"/>
          </table:table-cell>
          <table:table-cell table:style-name="Table1.C2" office:value-type="string">
            <text:p text:style-name="P3">El insomnio que se detiene durante el sueño. Puede ser materializar lo que ocurre mientras se duerme en el mundo real. De ahi soñar sin parpados.</text:p>
            <text:p text:style-name="P3">La corriente, el agua, que sasia la sed, el deseo, es alimentado por los sueños.</text:p>
          </table:table-cell>
        </table:table-row>
        <table:table-row>
          <table:table-cell table:style-name="Table1.A2" office:value-type="string">
            <text:p text:style-name="P1">No el tierno simulacro que re miente,<text:line-break/>entre rumores, viva; no madura,<text:line-break/>ama la sed esa tensión de hondura<text:line-break/>con que saltó tu flecha de la fuente.</text:p>
          </table:table-cell>
          <table:table-cell table:style-name="Table1.B2" office:value-type="string">
            <text:p text:style-name="P1"/>
          </table:table-cell>
          <table:table-cell table:style-name="Table1.C2" office:value-type="string">
            <text:p text:style-name="P3">No pensar que se ha obtenido el objeto deseado lo que le brinda satisfacción. Más bien la “tensión” de soñarlo lo que le hace seguir adelante.</text:p>
            <text:p text:style-name="P3">Le provoca satisfacción el desear pero no necesariamente el poseer</text:p>
          </table:table-cell>
        </table:table-row>
        <table:table-row>
          <table:table-cell table:style-name="Table1.A4" office:value-type="string">
            <text:p text:style-name="P1">Detén, agua, tu prisa, porque en tanto<text:line-break/>te ciegue el ojo y te estrangule el canto,<text:line-break/>dictar debieras a la muerte zonas;<text:line-break/>que por tu propia muerte concebida,<text:line-break/>sólo me das la piel endurecida<text:line-break/>¡oh movimiento, sierpe! que abandonas.</text:p>
          </table:table-cell>
          <table:table-cell table:style-name="Table1.B4" office:value-type="string">
            <text:p text:style-name="P1"/>
          </table:table-cell>
          <table:table-cell table:style-name="Table1.C4" office:value-type="string">
            <text:p text:style-name="P3">Al pedirle al agua que se detenga esta pidiendo que no se alcanze el deseo, que se mantenga la expectativa. Ya que al realizarlo se perdería la pasión.</text:p>
            <text:p text:style-name="P3">El “dictarle a la muerte zonas”, es decir ordenarle a la muerte donde acahecer, es que no esta en la voz lirica el controlar el deseo; ya que es el objeto quien lo dicta.</text:p>
            <text:p text:style-name="P3">Finalmente al morir, o sea al completar el deseo se deja atras la “La piel endurecida” y el movimiento sierpe (sierpe: la huella que dejan las serpientes al moverse) puede relacionarse con el cambio que llegó a experimentar el objeto del deseo.</text:p>
          </table:table-cell>
        </table:table-row>
      </table:table>
      <text:p text:style-name="P1"/>
      <text:p text:style-name="P1"/>
      <text:p text:style-name="P1">(Del "Poema frustrado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25T16:09:58</meta:creation-date>
    <dc:date>2010-02-25T16:44:40</dc:date>
    <meta:editing-duration>PT00H34M43S</meta:editing-duration>
    <meta:editing-cycles>2</meta:editing-cycles>
    <meta:generator>OpenOffice.org/3.2$Unix OpenOffice.org_project/320m12$Build-9483</meta:generator>
    <meta:document-statistic meta:table-count="1" meta:image-count="0" meta:object-count="0" meta:page-count="1" meta:paragraph-count="15" meta:word-count="318" meta:character-count="1741"/>
  </office:meta>
</office:document-meta>
</file>